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07fe09"/>
    </style:style>
    <style:style style:name="P2" style:family="paragraph" style:parent-style-name="Standard">
      <style:paragraph-properties fo:text-align="justify" style:justify-single-word="false"/>
      <style:text-properties fo:font-weight="bold" officeooo:paragraph-rsid="0007fe09" fo:background-color="#ffffff" style:font-weight-asian="bold" style:font-weight-complex="bold"/>
    </style:style>
    <style:style style:name="P3" style:family="paragraph" style:parent-style-name="Standard">
      <style:text-properties fo:font-weight="bold" officeooo:paragraph-rsid="0007fe09" fo:background-color="#fffff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7fe09" fo:background-color="#ffffff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fo:font-weight="bold" officeooo:paragraph-rsid="0007fe09" fo:background-color="#ff8000" style:font-weight-asian="bold" style:font-weight-complex="bold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paragraph-rsid="0007fe09" fo:background-color="#ff8000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7fe09" fo:background-color="#ffffff"/>
    </style:style>
    <style:style style:name="P8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paragraph-rsid="0007fe09" fo:background-color="#ff8000"/>
    </style:style>
    <style:style style:name="P9" style:family="paragraph" style:parent-style-name="Standard">
      <style:paragraph-properties fo:text-align="justify" style:justify-single-word="false"/>
      <style:text-properties style:use-window-font-color="true" fo:font-size="12pt" fo:language="it" fo:country="IT" style:text-underline-style="solid" style:text-underline-width="auto" style:text-underline-color="font-color" officeooo:paragraph-rsid="0007fe09" style:letter-kerning="true" fo:background-color="#ffffff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P10" style:family="paragraph" style:parent-style-name="Standard">
      <style:paragraph-properties fo:text-align="justify" style:justify-single-word="false"/>
      <style:text-properties officeooo:paragraph-rsid="0007fe09" fo:background-color="#ffffff"/>
    </style:style>
    <style:style style:name="P11" style:family="paragraph" style:parent-style-name="Standard">
      <style:text-properties officeooo:paragraph-rsid="0007fe09" fo:background-color="#ffffff"/>
    </style:style>
    <style:style style:name="P12" style:family="paragraph" style:parent-style-name="Standard" style:master-page-name="Standard">
      <style:paragraph-properties fo:text-align="justify" style:justify-single-word="false" style:page-number="auto"/>
      <style:text-properties fo:font-weight="bold" officeooo:paragraph-rsid="0007fe09" fo:background-color="#ffffff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name-asian="Liberation Serif1" style:font-weight-asian="bold" style:font-name-complex="Liberation Serif1" style:font-weight-complex="bold"/>
    </style:style>
    <style:style style:name="T3" style:family="text">
      <style:text-properties fo:font-weight="bold" fo:background-color="#ffffff" loext:char-shading-value="0" style:font-weight-asian="bold" style:font-weight-complex="bold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officeooo:rsid="0007fe09"/>
    </style:style>
    <style:style style:name="T10" style:family="text">
      <style:text-properties style:use-window-font-color="true" style:font-name="Liberation Serif1" fo:font-size="12pt" fo:language="it" fo:country="IT" officeooo:rsid="001c2e2d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1" style:family="text">
      <style:text-properties style:use-window-font-color="true" style:font-name="Liberation Serif1" fo:font-size="12pt" fo:language="it" fo:country="IT" style:text-underline-style="solid" style:text-underline-width="auto" style:text-underline-color="font-color" fo:font-weight="bold" officeooo:rsid="001ab7c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2" style:family="text">
      <style:text-properties style:use-window-font-color="true" style:font-name="Liberation Serif1" fo:font-size="12pt" fo:language="it" fo:country="IT" fo:font-weight="normal" officeooo:rsid="001c2e2d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3" style:family="text">
      <style:text-properties style:use-window-font-color="true" fo:font-size="12pt" fo:language="it" fo:country="IT" fo:font-weight="bol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4" style:family="text">
      <style:text-properties style:use-window-font-color="true" fo:font-size="12pt" fo:language="it" fo:country="IT" fo:font-weight="bold" officeooo:rsid="001ab7c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5" style:family="text">
      <style:text-properties style:use-window-font-color="true" fo:font-size="12pt" fo:language="it" fo:country="IT" fo:font-weight="bold" officeooo:rsid="001c2e2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16" style:family="text">
      <style:text-properties style:use-window-font-color="true" fo:font-size="12pt" fo:language="it" fo:country="IT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7" style:family="text">
      <style:text-properties style:use-window-font-color="true" fo:font-size="12pt" fo:language="it" fo:country="IT" officeooo:rsid="001c2e2d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  <style:style style:name="T18" style:family="text">
      <style:text-properties style:use-window-font-color="true" fo:font-size="12pt" fo:language="it" fo:country="IT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19" style:family="text">
      <style:text-properties style:use-window-font-color="true" fo:font-size="12pt" fo:language="it" fo:country="IT" fo:font-weight="normal" officeooo:rsid="001c2e2d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0" style:family="text">
      <style:text-properties style:use-window-font-color="true" fo:font-size="12pt" fo:language="it" fo:country="IT" style:text-underline-style="none" fo:font-weight="bol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1" style:family="text">
      <style:text-properties style:use-window-font-color="true" fo:font-size="12pt" fo:language="it" fo:country="IT" style:text-underline-style="none" fo:font-weight="normal" style:letter-kerning="true" style:font-name-asian="Noto Sans CJK SC" style:font-size-asian="12pt" style:language-asian="zh" style:country-asian="CN" style:font-weight-asian="normal" style:font-name-complex="Lohit Devanagari" style:font-size-complex="12pt" style:language-complex="hi" style:country-complex="IN" style:font-weight-complex="normal"/>
    </style:style>
    <style:style style:name="T22" style:family="text">
      <style:text-properties style:use-window-font-color="true" fo:font-size="12pt" fo:language="it" fo:country="IT" style:text-underline-style="solid" style:text-underline-width="auto" style:text-underline-color="font-color" fo:font-weight="bol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3" style:family="text">
      <style:text-properties style:use-window-font-color="true" fo:font-size="12pt" fo:language="it" fo:country="IT" style:text-underline-style="solid" style:text-underline-width="auto" style:text-underline-color="font-color" fo:font-weight="bold" officeooo:rsid="001ab7c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4" style:family="text">
      <style:text-properties style:use-window-font-color="true" fo:font-size="12pt" fo:language="it" fo:country="IT" style:text-underline-style="solid" style:text-underline-width="auto" style:text-underline-color="font-color" fo:font-weight="bold" officeooo:rsid="0007fe09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5" style:family="text">
      <style:text-properties style:use-window-font-color="true" fo:font-size="12pt" fo:language="it" fo:country="IT" style:text-underline-style="solid" style:text-underline-width="auto" style:text-underline-color="font-color" fo:font-weight="bold" officeooo:rsid="001c2e2d" style:letter-kerning="true" style:font-name-asian="Noto Sans CJK SC" style:font-size-asian="12pt" style:language-asian="zh" style:country-asian="CN" style:font-weight-asian="bold" style:font-name-complex="Lohit Devanagari" style:font-size-complex="12pt" style:language-complex="hi" style:country-complex="IN" style:font-weight-complex="bold"/>
    </style:style>
    <style:style style:name="T26" style:family="text">
      <style:text-properties style:use-window-font-color="true" fo:font-size="12pt" fo:language="it" fo:country="IT" style:text-underline-style="solid" style:text-underline-width="auto" style:text-underline-color="font-color" style:letter-kerning="true" style:font-name-asian="Noto Sans CJK SC" style:font-size-asian="12pt" style:language-asian="zh" style:country-asian="CN" style:font-name-complex="Lohit Devanagari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WHA<text:span text:style-name="T9">T</text:span> IS THECOMPUTER?</text:p>
      <text:p text:style-name="P2"/>
      <text:p text:style-name="P1"><text:span text:style-name="T3">Watch the videos at </text:span><text:a xlink:type="simple" xlink:href="https://www.khanacademy.org/computing/computer-science/how-computers-work2/v/khan-academy-and-codeorg-introducing-how-computers-work" text:style-name="Internet_20_link" text:visited-style-name="Visited_20_Internet_20_Link"><text:span text:style-name="Internet_20_link"><text:span text:style-name="T3">https://www.khanacademy.org/computing/computer-science/how-computers-work2/v/khan-academy-and-codeorg-introducing-how-computers-work</text:span></text:span></text:a><text:span text:style-name="T3"> and complete the notes below. </text:span></text:p>
      <text:p text:style-name="P2">Then put all the pieces of information together and try to talk about computers in a logical and coherent way.</text:p>
      <text:p text:style-name="P2"/>
      <text:p text:style-name="P5">VIDEO 1: HOW DOES A COMPUTER WORK ON THE INSIDE? - THE BINARY NUMBER SYSTEM</text:p>
      <text:p text:style-name="P10"/>
      <text:p text:style-name="P2">1) What is there inside a computer?</text:p>
      <text:p text:style-name="P10">(1) <text:span text:style-name="T22">ELECTRIC WIRES</text:span><text:span text:style-name="T20"> </text:span>and (2) <text:span text:style-name="T22">CIRCUITS</text:span>, which carry all the information in a computer.</text:p>
      <text:p text:style-name="P10"/>
      <text:p text:style-name="P2">2) How can you store or represent information when using a computer?</text:p>
      <text:p text:style-name="P10">(3) <text:span text:style-name="T22">ELECTRICITY</text:span><text:span text:style-name="T13">.</text:span> In fact, you can have one or more wires with (4) <text:span text:style-name="T22">ELECTRICITY</text:span> flowing through them. </text:p>
      <text:p text:style-name="P10"/>
      <text:p text:style-name="P10">- 1 WIRE: only two options are represented: ON/OFF, (5) <text:span text:style-name="T22">YES/NO</text:span> (6) <text:span text:style-name="T22">T</text:span><text:span text:style-name="T23">RU</text:span><text:span text:style-name="T22">E/FALSE</text:span><text:span text:style-name="T16"> (</text:span>7)<text:span text:style-name="T1"> </text:span><text:span text:style-name="T22">1/0</text:span><text:span text:style-name="T1"> </text:span>This is the samllest piece of information a computer can store, which is called a (8) <text:span text:style-name="T22">BIT</text:span></text:p>
      <text:p text:style-name="P10"/>
      <text:p text:style-name="P10">- MORE WIRES: you get more (9) <text:span text:style-name="T5">BITS</text:span> and you store more complex (10) <text:span text:style-name="T22">INFORMATION</text:span></text:p>
      <text:p text:style-name="P10">The more wires you use, the (11)<text:span text:style-name="T16"> </text:span><text:span text:style-name="T22">LARGER</text:span> is the number you can store.</text:p>
      <text:p text:style-name="P10"/>
      <text:p text:style-name="P2">3) Explain what makes the binary number system different form the decimal number system.</text:p>
      <text:p text:style-name="P10"/>
      <text:p text:style-name="P10">In a decimal number system: </text:p>
      <text:p text:style-name="P10">- we’ve got (12) <text:span text:style-name="T22">TEN DIGITS</text:span>, from 0 to 9;</text:p>
      <text:p text:style-name="P10">- each position in a number has (13) <text:span text:style-name="T22">DIFFERENT VALUE.</text:span></text:p>
      <text:p text:style-name="P10">- let’s analyse the number 1965 and explain the value of each position</text:p>
      <text:p text:style-name="P10">- from the previous position to the following one we multiply (14) <text:span text:style-name="T5">BY TEN.</text:span></text:p>
      <text:p text:style-name="P10"/>
      <text:p text:style-name="P10">In a binary numer system:</text:p>
      <text:p text:style-name="P10">- we’ve got (15)<text:span text:style-name="T1"> </text:span><text:span text:style-name="T22">TWO DIGITS</text:span>, 1 and 0</text:p>
      <text:p text:style-name="P10">- any number can be represented by (16) <text:span text:style-name="T11">ONLY ONES AND ZEROS</text:span>, which are combined in different ways to (17) <text:span text:style-name="T11">REPRESENT ANY NUMBER YOU LIKE.</text:span></text:p>
      <text:p text:style-name="P10">- with these two digits we can count up to (18) <text:span text:style-name="T22">ANY NUMBER.</text:span></text:p>
      <text:p text:style-name="P10">- each numer has (19)<text:span text:style-name="T1"> </text:span><text:span text:style-name="T5">A DIFFERENT VALUE DEPENDING ON THE POSITION.</text:span></text:p>
      <text:p text:style-name="P10">- from the previous position to the following one we multiply (20)</text:p>
      <text:p text:style-name="P10">- let’s analyse the number 9 and explain the value of each position</text:p>
      <text:p text:style-name="P10"/>
      <text:p text:style-name="P10"/>
      <text:p text:style-name="P2">4) Using the binary system, is it possible to represent numbers only? Why and how?</text:p>
      <text:p text:style-name="P10">No, you can also represent texts, <text:s/>images and sound.</text:p>
      <text:p text:style-name="P10"/>
      <text:p text:style-name="P10">TEXT (web pages, text messages...): (21) <text:span text:style-name="T22">LETTERS</text:span><text:span text:style-name="T16"> </text:span>can be identified with (22) <text:span text:style-name="T22">NUMBERS</text:span>, so a (23) <text:span text:style-name="T22">WORD</text:span><text:span text:style-name="T16"> </text:span>or a (24)<text:span text:style-name="T1"> </text:span><text:span text:style-name="T22">PARAGRAPH</text:span> can be represented as a sequence of (24) <text:span text:style-name="T22">NUMBERS</text:span> which can be stored as ON or OFF (25) <text:span text:style-name="T22">ELECTRICAL</text:span><text:span text:style-name="T13"> </text:span><text:span text:style-name="T22">SIGNA</text:span><text:span text:style-name="T24">L</text:span><text:span text:style-name="T22">S.</text:span></text:p>
      <text:p text:style-name="P10"/>
      <text:p text:style-name="P10"/>
      <text:p text:style-name="P10">IMAGE (photos, graphics, videos….): an image is made up of dots, called (26) <text:span text:style-name="T22">PIXELS</text:span><text:span text:style-name="T1"> </text:span>and each dot has a (27)<text:span text:style-name="T1"> </text:span><text:span text:style-name="T5">COLOR</text:span><text:span text:style-name="T1"> </text:span>Each (28) <text:span text:style-name="T5">OF THECOLORS</text:span> can be represented by (29) <text:span text:style-name="T22">NUMBERS.</text:span></text:p>
      <text:p text:style-name="P11"><text:soft-page-break/></text:p>
      <text:p text:style-name="P11">MUSIC: it consist of a series of (30) <text:span text:style-name="T5">VIBRATIONS IN THE AIR</text:span>, which can be represented graphically as a (31)<text:span text:style-name="T1"> </text:span><text:span text:style-name="T22">WAVEFORM</text:span>. Any point in this waveform can be represented by a number, so every sound can be broken down into (32) <text:span text:style-name="T22">SERIES OF NU</text:span><text:span text:style-name="T23">M</text:span><text:span text:style-name="T22">BERS.</text:span></text:p>
      <text:p text:style-name="P3"/>
      <text:p text:style-name="P6">VIDEO 2: CPU, MEMORY, INPUT AND OUTPUT</text:p>
      <text:p text:style-name="P10"/>
      <text:p text:style-name="P2">1) We learnt that there are four things that make a computer a computer and each of the four things that a computer does is accomplished by a different part of the computer. </text:p>
      <text:p text:style-name="P10"/>
      <text:p text:style-name="P10">- INPUT DEVICES: they take the input form the (1) <text:span text:style-name="T22">OUTSIDE WORLD</text:span> and (2) <text:span text:style-name="T16"><text:s/></text:span><text:span text:style-name="T22">CONVERT</text:span><text:span text:style-name="T16"> </text:span>it into (3) <text:span text:style-name="T22">BINARY INFORMATION.</text:span><text:span text:style-name="T1"> </text:span>There are different types of input, the (4) <text:span text:style-name="T22">KEYBOARD</text:span> in a computer or the (5) <text:span text:style-name="T22">TOUCHPAD</text:span> in a phone or the camera, the microphone, the GPS, the (6) <text:span text:style-name="T22">SENSORS</text:span> in a car, the (7) <text:span text:style-name="T5">DRONE</text:span> and so on.</text:p>
      <text:p text:style-name="P10"/>
      <text:p text:style-name="P10">- MEMORY: it (8) <text:span text:style-name="T22">STORES</text:span> this information.</text:p>
      <text:p text:style-name="P10"/>
      <text:p text:style-name="P10">- CPU, which is to say (9) <text:span text:style-name="T5">CENTRAL PROCESSING UNIT</text:span>: it is the place where (10) <text:span text:style-name="T22">ALL THE CALCULATIONS</text:span> are done.</text:p>
      <text:p text:style-name="P10"/>
      <text:p text:style-name="P10">- OUTPUT DEVICES: they take the information and (11) <text:span text:style-name="T22">CONVERT IT</text:span><text:span text:style-name="T1"> </text:span>into <text:span text:style-name="T22">PHYSICAL</text:span> output. They take a (12) <text:span text:style-name="T22">BINARY SIGNAL</text:span> from the computer and and do something in the (13) <text:span text:style-name="T22">PHYSICAL WORLD</text:span> There are many different types of output devices, for example (14) , <text:span text:style-name="T22">SPEAK</text:span><text:span text:style-name="T25">E</text:span><text:span text:style-name="T22">RS OR 3D PRINTERS</text:span><text:span text:style-name="T26">.</text:span></text:p>
      <text:p text:style-name="P10"/>
      <text:p text:style-name="P2">2) Explain how input travels through a computer and becomes output.</text:p>
      <text:p text:style-name="P10"/>
      <text:p text:style-name="P10">When using a keyboard, for example, the keyboard converts the letters to (15) <text:span text:style-name="T5">A NUMBER</text:span><text:span text:style-name="T4">.</text:span> Each number is sent as (16) <text:span text:style-name="T22">BINARY</text:span> into the computer; starting from these numbers the (17) <text:span text:style-name="T22">CPU</text:span> calculates how to display the <text:span text:style-name="T22">LETTER</text:span><text:span text:style-name="T13"> </text:span><text:span text:style-name="T16"><text:s/></text:span>pixel by pixel. It is the (18) <text:span text:style-name="T22">CPU</text:span> that requests instructions from (19) <text:span text:style-name="T5">MEMORY</text:span>, which tells it how to draw the (20) <text:span text:style-name="T22">LETTER</text:span>. It is the (21) <text:span text:style-name="T22">CPU</text:span> that runs these (22) <text:span text:style-name="T5">INSTRUCTIONS</text:span> and stores the results in (23) <text:span text:style-name="T22">MEMORY</text:span> as pixels. This pixel information is finally sent in (24) <text:span text:style-name="T5">BINARY</text:span> to the (25) <text:span text:style-name="T22">SCREEN</text:span><text:span text:style-name="T16">.</text:span> The screen is an (26) <text:span text:style-name="T22">OUTPUT</text:span> device, which converts the (27) <text:span text:style-name="T22">BINARY SIGNALS</text:span><text:span text:style-name="T1"> </text:span>into the (28) <text:span text:style-name="T22">TINY</text:span> and lights that make up what we see. </text:p>
      <text:p text:style-name="P10"/>
      <text:p text:style-name="P10"/>
      <text:p text:style-name="P10">There are different types of output, which take a (29) <text:span text:style-name="T5">BINARY SIGNAL</text:span> from the computer and do something in the (30)<text:span text:style-name="T4"> </text:span><text:span text:style-name="T22">PHYSICAL WORLD</text:span><text:span text:style-name="T4"> </text:span>For example, a speaker (31) <text:span text:style-name="T22">WILL PLAY SOUND</text:span><text:span text:style-name="T16">,</text:span> a 3-D printer (32) <text:span text:style-name="T22">WILL PRINT AN OBJECT</text:span>, a robotic arm (33)<text:span text:style-name="T1"> </text:span><text:span text:style-name="T5">WILL CONTROL PHYSICAL MOTION.</text:span></text:p>
      <text:p text:style-name="P10"/>
      <text:p text:style-name="P2"/>
      <text:p text:style-name="P2"/>
      <text:p text:style-name="P2">3) What makes the tasks accomplished by computers more and more complex?</text:p>
      <text:p text:style-name="P10">The (34) <text:span text:style-name="T22">SPEED</text:span> and (35) <text:span text:style-name="T22">SIZE</text:span><text:span text:style-name="T13"> <text:s/></text:span><text:span text:style-name="T18">o</text:span>f (36) <text:span text:style-name="T5">THE MEMORY</text:span> and (37) <text:span text:style-name="T5">CPU</text:span><text:span text:style-name="T16">,</text:span> because the more complex is the task, (38) <text:span text:style-name="T16"><text:s/></text:span><text:span text:style-name="T22">THE MORE INFORMATION THAT IS INPUT OR OUPUT, THE MORE PROCESSING POWER AND MEMORY A COMPUTER NEEDS</text:span></text:p>
      <text:p text:style-name="P10"/>
      <text:p text:style-name="P4"/>
      <text:p text:style-name="P4"/>
      <text:p text:style-name="P4"/>
      <text:p text:style-name="P5"><text:soft-page-break/>VIDEO 3: CIRCUITS AND LOGIC</text:p>
      <text:p text:style-name="P10"/>
      <text:p text:style-name="P2">1) What does a computer need to do in order to process the information and to output it?</text:p>
      <text:p text:style-name="P7"><text:span text:style-name="T18">A computer needs to </text:span><text:span text:style-name="T19">modify and combine</text:span><text:span text:style-name="T18"> the input signa</text:span><text:span text:style-name="T19">l</text:span><text:span text:style-name="T18">s. To do this a computer uses milions of tiny electronic components </text:span><text:span text:style-name="T12">which</text:span><text:span text:style-name="T18"> come together to form circuits.</text:span></text:p>
      <text:p text:style-name="P10"/>
      <text:p text:style-name="P2">2) What is a circuit? What does it do and how does it work?</text:p>
      <text:p text:style-name="P7"><text:span text:style-name="T16">A circuit is an electronic component which modifies, combines and process information that is rappresented in ones and zeros and give different results. </text:span><text:span text:style-name="T10">For example it can</text:span><text:span text:style-name="T16"> take </text:span><text:span text:style-name="T17">two number in input, and make the sum, so the output will be one number.</text:span></text:p>
      <text:p text:style-name="P10"/>
      <text:p text:style-name="P2">3) How have circuits changed? What makes modern circuits different from the ancient ones?</text:p>
      <text:p text:style-name="P9">Back in the day these circuits were <text:span text:style-name="T9">too</text:span> big and cluncky. They would take minutes to perform simple calculation. Today, computer circuits are microscpic in size, and way way faster.</text:p>
      <text:p text:style-name="P8"/>
      <text:p text:style-name="P5">VIDEO 4: HARDWARE AND SOFTWARE</text:p>
      <text:p text:style-name="P4"/>
      <text:p text:style-name="P10"><text:span text:style-name="T7">HARDWARE: everything you see, (1) </text:span><text:span text:style-name="T22">CIRCUITS</text:span><text:span text:style-name="T7">, chips, (2) </text:span><text:span text:style-name="T22">WIRES</text:span><text:span text:style-name="T21"> </text:span><text:span text:style-name="T7">, speakers, (3) </text:span><text:span text:style-name="T22">PLUGS</text:span><text:span text:style-name="T21">.</text:span></text:p>
      <text:p text:style-name="P10"/>
      <text:p text:style-name="P10">SOFTWARE: what you don’t see. It is all the <text:span text:style-name="T7">(4) </text:span><text:span text:style-name="T22">COMPUTER PROGRAMS</text:span> or <text:span text:style-name="T7">(5) </text:span><text:span text:style-name="T22">CODE</text:span>. running on the machine, for example, apps, <text:span text:style-name="T7">(6) </text:span><text:span text:style-name="T22">GAMES</text:span><text:span text:style-name="T16"> </text:span>, data science software….</text:p>
      <text:p text:style-name="P10">The most basic form of software is <text:span text:style-name="T7">(7) </text:span><text:span text:style-name="T22">BINARY CODE</text:span>, which controls all the <text:span text:style-name="T7">(8) </text:span><text:span text:style-name="T22">HARDWARE</text:span> of a computer. </text:p>
      <text:p text:style-name="P10"/>
      <text:p text:style-name="P2">1) Whay don’t we write software in binary language, but use different programming languages?</text:p>
      <text:p text:style-name="P7"><text:span text:style-name="T18">Nobody writes software in binary because it woukd take forever. There are in fact new programming languages that let you type commands in something that looks a lot like English</text:span></text:p>
      <text:p text:style-name="P2"/>
      <text:p text:style-name="P2">2) How do hardware and software interact with one another?</text:p>
      <text:p text:style-name="P10">Through the <text:span text:style-name="T7">(9) </text:span><text:span text:style-name="T22">CPU</text:span>, which is the <text:span text:style-name="T7">(10) </text:span><text:span text:style-name="T22">MASTER CHIP</text:span> that controls all the other parts of the computer. </text:p>
      <text:p text:style-name="P10">- It consists of smaller parts that handle <text:span text:style-name="T7">(11)</text:span><text:span text:style-name="T8"> </text:span><text:span text:style-name="T22">SPECIFIC TASKS</text:span>: some circuits, to <text:span text:style-name="T7">(12)</text:span></text:p>
      <text:p text:style-name="P10"><text:span text:style-name="T22">DO</text:span><text:span text:style-name="T26"> </text:span><text:span text:style-name="T22">SIMPLE MATH AND LOGIC</text:span> and other circuits, to <text:span text:style-name="T7">(13) </text:span><text:span text:style-name="T22">SEND AND RECIVE INFORMATION TO AND FROM DIFFERENT PARTS OF THE COMPUTER.</text:span></text:p>
      <text:p text:style-name="P10">- It knows which <text:span text:style-name="T7">(14) </text:span><text:span text:style-name="T22">PART </text:span>to use and <text:span text:style-name="T7">(15) </text:span><text:span text:style-name="T22">WHEN</text:span> to use them.</text:p>
      <text:p text:style-name="P10">- It receives <text:span text:style-name="T7">(16) </text:span><text:span text:style-name="T22">SIMPLE COMANDS</text:span>, such as <text:span text:style-name="T7">(17)</text:span><text:span text:style-name="T8"> </text:span><text:span text:style-name="T22">AN “ADD” COMMAND</text:span><text:span text:style-name="T1"> </text:span>and <text:span text:style-name="T7">(18)</text:span><text:span text:style-name="T6"> </text:span><text:span text:style-name="T22">THE STORE COMMAND</text:span></text:p>
      <text:p text:style-name="P10">- It is the <text:span text:style-name="T7">(18) </text:span><text:span text:style-name="T5">SOFTWARE</text:span> that tells it what to do.</text:p>
      <text:p text:style-name="P10"/>
      <text:p text:style-name="P10"/>
      <text:p text:style-name="P2">3) What is an operating system?</text:p>
      <text:p text:style-name="P7">An OS is the master program that manage how software gets to use the hardware of the computer. It is a program with special abilities that let it control the other software on the computer. It let you install new programs, it <text:s/>decides when a program is run by the CPU, <text:s/>and whether that program can access the computer’s input and output devices. Inside very computer there is an OS managing software that controls the computer’s hawrdware.</text:p>
      <text:p text:style-name="P7"/>
      <text:p text:style-name="P7"/>
      <text:p text:style-name="P10"/>
      <text:p text:style-name="P10"/>
      <text:p text:style-name="P10"/>
      <text:p text:style-name="P2"><text:soft-page-break/>Content review – you must be able to explain:</text:p>
      <text:p text:style-name="P10"/>
      <text:p text:style-name="P10">- what makes a computer a computer (video activity – mindmap).</text:p>
      <text:p text:style-name="P10">- what the binary number system consists of and what makes it different from the decimal number system.</text:p>
      <text:p text:style-name="P10">- hardware and software.</text:p>
      <text:p text:style-name="P10">- important parts of a computer: CPU, memory, input, output, circuits and their functions.</text:p>
      <text:p text:style-name="P10">- the history of computing (timeline + video activity).</text:p>
      <text:p text:style-name="P10"/>
      <text:p text:style-name="P10"><text:span text:style-name="T2"><text:s/></text:span><text:span text:style-name="T1">Materials:</text:span></text:p>
      <text:p text:style-name="P2"/>
      <text:p text:style-name="P10">- online resources: Khan Academy website</text:p>
      <text:p text:style-name="P10">- student’s book (English tools for IT and Telecommunications): pp. 33-36, p. 19,21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Noto Sans CJK SC" svg:font-family="'Noto Sans CJK SC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Arial" svg:font-family="Arial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it" fo:country="IT" style:letter-kerning="true" style:font-name-asian="Noto Sans CJK SC" style:font-family-asian="'Noto Sans CJK SC'" style:font-pitch-asian="variable" style:font-size-asian="12pt" style:language-asian="zh" style:country-asian="CN" style:font-name-complex="Lohit Devanagari" style:font-family-complex="'Lohit Devanagari'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" style:font-family-asian="'Noto Sans CJK SC'" style:font-pitch-asian="variable" style:font-size-asian="14pt" style:font-name-complex="Lohit Devanagari" style:font-family-complex="'Lohit Devanagari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2-29T17:32:23.018281000</meta:creation-date>
    <dc:date>2020-03-03T16:55:06.393000000</dc:date>
    <meta:editing-cycles>14</meta:editing-cycles>
    <meta:editing-duration>PT55M7S</meta:editing-duration>
    <meta:document-statistic meta:table-count="0" meta:image-count="0" meta:object-count="0" meta:page-count="4" meta:paragraph-count="71" meta:word-count="1389" meta:character-count="7829" meta:non-whitespace-character-count="6494"/>
    <meta:generator>LibreOffice/6.3.2.2$Windows_X86_64 LibreOffice_project/98b30e735bda24bc04ab42594c85f7fd8be07b9c</meta:generator>
  </office:meta>
</office:document-meta>
</file>